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2a3eb" officeooo:paragraph-rsid="0007ba6e" style:font-style-asian="normal" style:font-style-complex="normal"/>
    </style:style>
    <style:style style:name="P2" style:family="paragraph" style:parent-style-name="Standard">
      <style:text-properties fo:font-style="normal" officeooo:rsid="002bef64" officeooo:paragraph-rsid="0007ba6e" style:font-style-asian="normal" style:font-style-complex="normal"/>
    </style:style>
    <style:style style:name="P3" style:family="paragraph" style:parent-style-name="Standard">
      <style:text-properties fo:font-style="normal" officeooo:rsid="002d54ac" officeooo:paragraph-rsid="0007ba6e" style:font-style-asian="normal" style:font-style-complex="normal"/>
    </style:style>
    <style:style style:name="P4" style:family="paragraph" style:parent-style-name="Standard">
      <style:text-properties fo:font-style="normal" officeooo:rsid="002d625b" officeooo:paragraph-rsid="0007ba6e" style:font-style-asian="normal" style:font-style-complex="normal"/>
    </style:style>
    <style:style style:name="P5" style:family="paragraph" style:parent-style-name="Standard">
      <style:text-properties fo:font-style="normal" officeooo:rsid="002f5529" officeooo:paragraph-rsid="0007ba6e" style:font-style-asian="normal" style:font-style-complex="normal"/>
    </style:style>
    <style:style style:name="P6" style:family="paragraph" style:parent-style-name="Standard">
      <style:text-properties fo:font-style="normal" officeooo:rsid="00304a8e" officeooo:paragraph-rsid="0007ba6e" style:font-style-asian="normal" style:font-style-complex="normal"/>
    </style:style>
    <style:style style:name="P7" style:family="paragraph" style:parent-style-name="Standard">
      <style:text-properties fo:font-style="normal" officeooo:rsid="00316b17" officeooo:paragraph-rsid="0007ba6e" style:font-style-asian="normal" style:font-style-complex="normal"/>
    </style:style>
    <style:style style:name="P8" style:family="paragraph" style:parent-style-name="Standard">
      <style:text-properties fo:font-style="normal" officeooo:rsid="00323b7e" officeooo:paragraph-rsid="0007ba6e" style:font-style-asian="normal" style:font-style-complex="normal"/>
    </style:style>
    <style:style style:name="P9" style:family="paragraph" style:parent-style-name="Standard">
      <style:text-properties fo:font-style="italic" officeooo:rsid="002bef64" officeooo:paragraph-rsid="0007ba6e" style:font-style-asian="italic" style:font-style-complex="italic"/>
    </style:style>
    <style:style style:name="P10" style:family="paragraph" style:parent-style-name="Standard">
      <style:text-properties fo:font-style="italic" officeooo:rsid="00304a8e" officeooo:paragraph-rsid="0007ba6e" style:font-style-asian="italic" style:font-style-complex="italic"/>
    </style:style>
    <style:style style:name="P1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2d54ac" officeooo:paragraph-rsid="0007ba6e" style:text-blinking="false" style:font-size-asian="12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04a8e" style:font-style-asian="italic" style:font-style-complex="italic"/>
    </style:style>
    <style:style style:name="T3" style:family="text">
      <style:text-properties officeooo:rsid="002d54ac"/>
    </style:style>
    <style:style style:name="T4" style:family="text">
      <style:text-properties officeooo:rsid="031578d7"/>
    </style:style>
    <style:style style:name="T5" style:family="text">
      <style:text-properties officeooo:rsid="002d625b"/>
    </style:style>
    <style:style style:name="T6" style:family="text">
      <style:text-properties officeooo:rsid="00304a8e"/>
    </style:style>
    <style:style style:name="T7" style:family="text">
      <style:text-properties officeooo:rsid="031770f6"/>
    </style:style>
    <style:style style:name="T8" style:family="text">
      <style:text-properties officeooo:rsid="00316b17"/>
    </style:style>
    <style:style style:name="T9" style:family="text">
      <style:text-properties officeooo:rsid="00323b7e"/>
    </style:style>
    <style:style style:name="T10" style:family="text">
      <style:text-properties officeooo:rsid="010564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Однако, нужно жить дальше...</text:p>
      <text:p text:style-name="P2">«Куда ж нам плыть?» поэтически вопрошал ещё Пушкин, а Чернышевский перефразировал этот вопрос в прозу: «Что делать?»</text:p>
      <text:p text:style-name="P2"/>
      <text:p text:style-name="P2"><text:tab/><text:tab/><text:tab/><text:span text:style-name="T1">Вот и всё — </text:span></text:p>
      <text:p text:style-name="P9"><text:tab/><text:tab/><text:tab/>Конец мечтам.</text:p>
      <text:p text:style-name="P9"><text:tab/><text:tab/><text:tab/>И теперь</text:p>
      <text:p text:style-name="P9"><text:tab/><text:tab/><text:tab/>Ты в жизни сам</text:p>
      <text:p text:style-name="P9"><text:tab/><text:tab/><text:tab/>Ответы все найди</text:p>
      <text:p text:style-name="P9"><text:tab/><text:tab/><text:tab/>К счастью</text:p>
      <text:p text:style-name="P9"><text:tab/><text:tab/><text:tab/>Своему приди.</text:p>
      <text:p text:style-name="P2"><text:tab/><text:tab/><text:tab/><text:tab/><text:tab/>(муз. В. Сакуна, сл. С. Огольцова)</text:p>
      <text:p text:style-name="P2"/>
      <text:p text:style-name="P2">Я попробовал поискать счастья в Киевском государственном университете им. Т. Шевченко и отвёз туда документы на отделение английского языка.</text:p>
      <text:p text:style-name="P2">Неимоверная, конечно, наглость при моём запасе знаний — пара вызубренных таблиц в конце учебников английского языка для средней школы.</text:p>
      <text:p text:style-name="P2">Но смелость вознаграждается и весь долгий путь от Конотопа до Киева — четыре часа электричкой — я проделал на одной скамье с Ириной Кондратенко, самой красивой девушкой нашего класса.</text:p>
      <text:p text:style-name="P2">С её длинными чёрными волосами и чёрными глазами <text:span text:style-name="T3">она была настолько красива, что я в жизни б не осмелился к ней подойти — ясно ведь, что бесполезно. </text:span></text:p>
      <text:p text:style-name="P3">А тут четыре часа совместной езды и бесконечного разговора.</text:p>
      <text:p text:style-name="P3">Она тоже ехала в Киев куда-то поступать и жить у родственников. Она же и подсказала на каком трамвае ехать от вокзала до <text:span text:style-name="T4">У</text:span>ниверситета.</text:p>
      <text:p text:style-name="P3"/>
      <text:p text:style-name="P3">Там оказались очень высокие потолки, сразу видно — тут дают высшее образование.</text:p>
      <text:p text:style-name="P3">В деканате у меня приняли аттестат о среднем образовании и справку, что я здоров, и направили в студенческое общежитие, куда пришлось очень долго ехать троллейбусом.</text:p>
      <text:p text:style-name="P3">У заведующей, или дежурной по общежитию, что выдавала мне постельное бельё в обмен на мой паспорт, оказались расистские замашки.</text:p>
      <text:p text:style-name="P3">При мне в её кабинет, или склад, зашли пара молодых северных вьетнамцев с просьбой о клеёнке для стола в их комнате. </text:p>
      <text:p text:style-name="P3">А она в ответ:</text:p>
      <text:p text:style-name="P3">- Какую тебе ещё «килиёнку»? Сам ты «килиёнка»! Иди отсюда!</text:p>
      <text:p text:style-name="P3">И они ушли, такие щуплые на фоне этой дебелой украинской расистки.</text:p>
      <text:p text:style-name="P3">Интересно, сама бы она смогла выговорить «клеёнку» на вьетнамском?</text:p>
      <text:p text:style-name="P3">Хотя не стоит спешить с умозаключениями без достаточного знания <text:span text:style-name="T4">всех </text:span>обстоятельств.</text:p>
      <text:p text:style-name="P3">Может это и не расизм был вовсе. </text:p>
      <text:p text:style-name="P3">Может они зашли к ней за пятой по счёту клеёнкой в один и тот же день.</text:p>
      <text:p text:style-name="P11"/>
      <text:p text:style-name="P3">В одной комнате со мною оказался абитури<text:span text:style-name="T5">е</text:span>нт, который поступал <text:span text:style-name="T5">куда и я, но после службы в армии.</text:span></text:p>
      <text:p text:style-name="P4">На следующий день мы с ним поехали в университет на ознакомительно-подготовительную лекцию. Он там так бойко переговаривался с преподавателем, что я почувствовал себя как на областной олимпиаде по физике в Сумах — все всё знают и друг друга понимают, один только я пень пнём.</text:p>
      <text:p text:style-name="P4">Вот почему после лекции я пошёл в деканат и забрал сданные документы. </text:p>
      <text:p text:style-name="P4">Не помню что я им там врал. Трудно ведь сказать правду: я — струсил. Поднял лапки вверх даже не попытавшись.</text:p>
      <text:p text:style-name="P4">Пока я ехал в общежитие за паспортом, полил такой ливень, что местами троллейбусу <text:soft-page-break/>приходилось от остановки до остановки переправляться вплавь. </text:p>
      <text:p text:style-name="P4">Дождь смоет все следы...</text:p>
      <text:p text:style-name="P4">Четыре часа в электричке до Конотопа я провёл молча — трусам не полагаются Ирины Кондратенки.</text:p>
      <text:p text:style-name="P2"/>
      <text:p text:style-name="P5">В Конотопе глубокие вопросы решаются с ходу.</text:p>
      <text:p text:style-name="P5">Куда?</text:p>
      <text:p text:style-name="P5">Да, туда ж, куда и все.</text:p>
      <text:p text:style-name="P5">Чепа уже два года как проучился в железнодорожном техникуме над Путепроводом. Владя и Чуба сдали свои документы для поступления туда же. </text:p>
      <text:p text:style-name="P5">Вопрос «куда?» решился до меня — мне оставалось только стать абитуриентом Конотопского техникума железнодорожного транспорта.</text:p>
      <text:p text:style-name="P5">Даже Анатолий Мелай оказался там же. </text:p>
      <text:p text:style-name="P5">Он туда пристроился на непонятную должность лаборанта, но до начала учебного года ходил по коридорам в синей спецовке и занимался электропроводкой в промежутках между пением.</text:p>
      <text:p text:style-name="P5">Анатолий оказался фанатом «Песняров», которые недавно на концерте в Кремлёвском зале сделали песню «Тёмная ночь». </text:p>
      <text:p text:style-name="P6">Прикинь! В первом ряду верхушка Политбюро: Брежнев, Суслов, там, Подгорный, а они со сцены врубают электрогитарный проигрыш на всю, с ревером... </text:p>
      <text:p text:style-name="P6">Ну, и вокал, конечно, у них охренéнный — на четыре голоса:</text:p>
      <text:p text:style-name="P5"><text:span text:style-name="T1"><text:tab/><text:tab/><text:tab/></text:span><text:span text:style-name="T2">Тёмная ночь разделяет, любимая, нас</text:span><text:span text:style-name="T6">...</text:span></text:p>
      <text:p text:style-name="P6">И Анатолий, запрокинув своё лицо в оспинках от давно исчезнувших прыщей, поёт на весь коридор один из тех четырёх голосов.</text:p>
      <text:p text:style-name="P6">А почему не петь? Лето, занятий нет, экзамены ещё не начинались, а на нём спецовка:</text:p>
      <text:p text:style-name="P6"><text:tab/><text:tab/><text:tab/><text:span text:style-name="T1">Скрыпять мое лапти,</text:span></text:p>
      <text:p text:style-name="P10"><text:tab/><text:tab/><text:tab/>Як иду до тэбэ!</text:p>
      <text:p text:style-name="P6">Он обещал замолвить слово экзаменаторам, но в техникум поступила лишь треть Орфеев-абитуриентов — Чуба и Владя отсеялись и поступили на завод КПВРЗ.</text:p>
      <text:p text:style-name="P6"/>
      <text:p text:style-name="P6">В начале августа мы сделали директору Клуба, Павлу Митрофановичу, предложение, от которого он не смог отказаться. <text:s/></text:p>
      <text:p text:style-name="P6">Мы будем играть на танцах в Парке КПВРЗ. </text:p>
      <text:p text:style-name="P6">Бесплатно.</text:p>
      <text:p text:style-name="P6"/>
      <text:p text:style-name="P6">В каждом из трёх парков города Конотопа — <text:span text:style-name="T7">Ц</text:span>ентральном, привокзальном, заводском — есть танцплощадка. </text:p>
      <text:p text:style-name="P6">Все три устроены совершенно одинаково: метровой высоты сцена внутри оркестровой раковины, а перед нею круглая бетонированная площадь, окольцованная двухметровым забором из <text:span text:style-name="T8">вертикально стоячих </text:span>труб; <text:span text:style-name="T8">диаметрально напротив сцены — входная калитка опять же из вертикально-трубчатой решётки.</text:span></text:p>
      <text:p text:style-name="P7">Даже и покрашены все три ограды были одной и той же серой серебрянкой. <text:s/></text:p>
      <text:p text:style-name="P7">Отличие лишь в том, что на ограде в <text:span text:style-name="T7">Ц</text:span>ентральном парке краска не <text:span text:style-name="T9">так сильно</text:span> облуп<text:span text:style-name="T10">илась</text:span>.</text:p>
      <text:p text:style-name="P8">Моя мама вспоминала, что в её молодости летом на сцене танцплощадки играл духовой оркестр.</text:p>
      <text:p text:style-name="P8">Потом всё как-то заглохло и вместо вальсирования молодые конотопчане в тёплое время года стали ходить кругами по аллеям площади Мира заплёванным шелухой от семечек.</text:p>
      <text:p text:style-name="P8"/>
      <text:p text:style-name="P8">И вот настало августовское воскресенье, когда танцплощадка в заводском Парке вышла, наконец, из комы. </text:p>
      <text:p text:style-name="P8">Оковы ржавой цепи с висячим замком на входе — рухнули, и мы потянули к сцене возок на резиновом ходу.</text:p>
      <text:p text:style-name="P8">Обычно этим возком киномеханики перевозили из Клуба в Парк <text:s/>цилиндрические жестяные <text:soft-page-break/>коробки с катушками кинолент для сеанса в летнем кинотеатре.</text:p>
      <text:p text:style-name="P8">На этот раз он был загружен усилителями и колонками динамиков. </text:p>
      <text:p text:style-name="P8">Мы начали устанавливать и собирать аппаратуру. Подключать и пробовать гитары взбряком аккорда, пробежкой по струнам баса.</text:p>
      <text:p text:style-name="P8">Короткое эхо приносило эти бздыни обратно от многоквартирной двухэтажки за забором Парка. Оттуда же сбежалась околопарковая пацанва и, не решаясь войти в круг танцплощадки, стала скапливаться за трубным ограждением.</text:p>
      <text:p text:style-name="P8">Вот напыщенно важный Чепа устанавливает «кухню» ударника, бухает педальной колотушкой, бряцает по хэту. </text:p>
      <text:p text:style-name="P8">Пробуется микрофон:</text:p>
      <text:p text:style-name="P8">- Ряссь! Ряссь-два!..</text:p>
      <text:p text:style-name="P1">Чепа задаёт темп сухим стуком палочки о палочку. </text:p>
      <text:p text:style-name="P1">Раз-два. Раз-два-три-четыре!</text:p>
      <text:p text:style-name="P1">Погнааали!</text:p>
      <text:p text:style-name="P1">Так вершилась смена эпох в одном, отдельно взятом Пар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7:32:58.838570914</meta:creation-date>
    <dc:date>2017-03-01T17:33:07.486057619</dc:date>
    <dc:creator>sehrguey </dc:creator>
    <meta:editing-duration>PT8S</meta:editing-duration>
    <meta:editing-cycles>1</meta:editing-cycles>
    <meta:document-statistic meta:table-count="0" meta:image-count="0" meta:object-count="0" meta:page-count="3" meta:paragraph-count="72" meta:word-count="916" meta:character-count="6071" meta:non-whitespace-character-count="5155"/>
    <meta:generator>LibreOffice/4.3.3.2$Linux_x86 LibreOffice_project/430m0$Build-2</meta:generator>
  </office:meta>
</office:document-meta>
</file>